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143cm" svg:height="1.524cm" svg:x="4.429cm" svg:y="10.017cm">
          <text:p text:style-name="P1"><text:span text:style-name="T1">PICK WORD </text:span></text:p>
          <text:p text:style-name="P1"><text:span text:style-name="T1">FROM LI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143cm" svg:height="1.524cm" svg:x="7.763cm" svg:y="9.382cm">
          <text:p text:style-name="P1"><text:span text:style-name="T1">CHOOSE RANDOM</text:span></text:p>
          <text:p text:style-name="P1"><text:span text:style-name="T1"><text:s/></text:span><text:span text:style-name="T1">LI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143cm" svg:height="1.524cm" svg:x="4.302cm" svg:y="6.461cm">
          <text:p text:style-name="P1"><text:span text:style-name="T1">GET RANDOM</text:span></text:p>
          <text:p text:style-name="P1"><text:span text:style-name="T1"><text:s/></text:span><text:span text:style-name="T1">WORD</text:span></text:p>
          <text:p text:style-name="P1"><text:span text:style-name="T1"><text:s/></text:span><text:span text:style-name="T1">FROM THE FI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143cm" svg:height="1.524cm" svg:x="8.842cm" svg:y="2.27cm">
          <text:p text:style-name="P1"><text:span text:style-name="T1">PLAY G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43cm" svg:height="1.524cm" svg:x="15.605cm" svg:y="7.223cm">
          <text:p text:style-name="P1"><text:span text:style-name="T1">GUESS LET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43cm" svg:height="1.524cm" svg:x="9.255cm" svg:y="6.461cm">
          <text:p text:style-name="P1"><text:span text:style-name="T1">PRINT SECRET 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3.143cm" svg:height="1.524cm" svg:x="1cm" svg:y="9.382cm">
          <text:p text:style-name="P1"><text:span text:style-name="T1">CHECK IF THE FILE</text:span></text:p>
          <text:p text:style-name="P1"><text:span text:style-name="T1">EXIST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.302cm" svg:y1="7.223cm" svg:x2="2.571cm" svg:y2="9.382cm" draw:start-shape="id1" draw:start-glue-point="3" draw:end-shape="id2" draw:end-glue-point="0" svg:d="m4302 7223-1731 2159" svg:viewBox="0 0 1732 2160">
          <text:p/>
        </draw:connector>
        <draw:connector draw:style-name="gr2" draw:text-style-name="P1" draw:layer="layout" draw:type="line" svg:x1="7.445cm" svg:y1="7.223cm" svg:x2="9.334cm" svg:y2="9.382cm" draw:start-shape="id1" draw:start-glue-point="1" draw:end-shape="id3" draw:end-glue-point="0" svg:d="m7445 7223 1889 2159" svg:viewBox="0 0 1890 2160">
          <text:p/>
        </draw:connector>
        <draw:connector draw:style-name="gr2" draw:text-style-name="P1" draw:layer="layout" draw:type="line" svg:x1="5.873cm" svg:y1="7.985cm" svg:x2="6cm" svg:y2="10.017cm" draw:start-shape="id1" draw:start-glue-point="2" draw:end-shape="id4" draw:end-glue-point="0" svg:d="m5873 7985 127 2032" svg:viewBox="0 0 128 2033">
          <text:p/>
        </draw:connector>
        <draw:connector draw:style-name="gr2" draw:text-style-name="P1" draw:layer="layout" draw:type="line" svg:x1="8.842cm" svg:y1="3.032cm" svg:x2="5.873cm" svg:y2="6.461cm" draw:start-shape="id5" draw:start-glue-point="3" draw:end-shape="id1" draw:end-glue-point="0" svg:d="m8842 3032-2969 3429" svg:viewBox="0 0 2970 34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3T14:15:03</meta:creation-date>
    <dc:date>2014-04-03T14:27:24</dc:date>
    <meta:editing-duration>PT8M52S</meta:editing-duration>
    <meta:editing-cycles>2</meta:editing-cycles>
    <meta:generator>LibreOffice/4.0.2.2$Linux_X86_64 LibreOffice_project/400m0$Build-2</meta:generator>
    <meta:document-statistic meta:object-count="11"/>
  </office:meta>
</office:document-meta>
</file>